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normal" officeooo:paragraph-rsid="00158708" style:font-weight-asian="normal" style:font-weight-complex="normal"/>
    </style:style>
    <style:style style:name="P2" style:family="paragraph" style:parent-style-name="Standard">
      <style:text-properties fo:font-weight="bold" officeooo:rsid="00158708" officeooo:paragraph-rsid="00158708" style:font-weight-asian="bold" style:font-weight-complex="bold"/>
    </style:style>
    <style:style style:name="P3" style:family="paragraph" style:parent-style-name="Standard">
      <style:text-properties officeooo:rsid="00158708" officeooo:paragraph-rsid="00158708"/>
    </style:style>
    <style:style style:name="P4" style:family="paragraph" style:parent-style-name="Standard">
      <style:text-properties fo:font-weight="normal" officeooo:rsid="00158708" officeooo:paragraph-rsid="00158708" style:font-weight-asian="normal" style:font-weight-complex="normal"/>
    </style:style>
    <style:style style:name="P5" style:family="paragraph" style:parent-style-name="Standard">
      <style:text-properties fo:font-weight="normal" officeooo:rsid="0016d382" officeooo:paragraph-rsid="0016d382" style:font-weight-asian="normal" style:font-weight-complex="normal"/>
    </style:style>
    <style:style style:name="P6" style:family="paragraph" style:parent-style-name="Standard">
      <style:text-properties fo:font-weight="normal" officeooo:rsid="0016d382" officeooo:paragraph-rsid="00176d50" style:font-weight-asian="normal" style:font-weight-complex="normal"/>
    </style:style>
    <style:style style:name="P7" style:family="paragraph" style:parent-style-name="Standard">
      <style:text-properties fo:font-weight="normal" officeooo:rsid="00176d50" officeooo:paragraph-rsid="00176d50" style:font-weight-asian="normal" style:font-weight-complex="normal"/>
    </style:style>
    <style:style style:name="P8" style:family="paragraph" style:parent-style-name="Standard">
      <style:text-properties fo:font-weight="normal" officeooo:rsid="001841e2" officeooo:paragraph-rsid="001841e2" style:font-weight-asian="normal" style:font-weight-complex="normal"/>
    </style:style>
    <style:style style:name="P9" style:family="paragraph" style:parent-style-name="Standard">
      <style:text-properties fo:font-weight="normal" officeooo:rsid="0019a936" officeooo:paragraph-rsid="0019a936" style:font-weight-asian="normal" style:font-weight-complex="normal"/>
    </style:style>
    <style:style style:name="P10" style:family="paragraph" style:parent-style-name="Standard">
      <style:text-properties fo:font-weight="normal" officeooo:rsid="001b4fc9" officeooo:paragraph-rsid="001b4fc9" style:font-weight-asian="normal" style:font-weight-complex="normal"/>
    </style:style>
    <style:style style:name="T1" style:family="text">
      <style:text-properties officeooo:rsid="00158708"/>
    </style:style>
    <style:style style:name="T2" style:family="text">
      <style:text-properties fo:font-weight="bold" officeooo:rsid="00158708" style:font-weight-asian="bold" style:font-weight-complex="bold"/>
    </style:style>
    <style:style style:name="T3" style:family="text">
      <style:text-properties fo:font-style="italic" officeooo:rsid="00158708" style:font-style-asian="italic" style:font-style-complex="italic"/>
    </style:style>
    <style:style style:name="T4" style:family="text">
      <style:text-properties fo:font-style="normal" officeooo:rsid="00158708" style:font-style-asian="normal" style:font-style-complex="normal"/>
    </style:style>
    <style:style style:name="T5" style:family="text">
      <style:text-properties fo:font-style="normal" officeooo:rsid="0015e2b8" style:font-style-asian="normal" style:font-style-complex="normal"/>
    </style:style>
    <style:style style:name="T6" style:family="text">
      <style:text-properties officeooo:rsid="001c9ad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tencial application of autonomous and semi-autonomous robots in the study of animal behavior.</text:p>
      <text:p text:style-name="P3"/>
      <text:p text:style-name="P4">Etologos y psicologos cognitivos han comenzado a interezarse en los mecanismos mentales que controlan la mente animal. Afirman que existe problemas metodologicos <text:s/>que obstaculizan las investigaciones. Se plante que robots interactivos podrían ofrecer una novedoso camino para investigaciones de carácter cognitivo. Robot diseñados para interactuar con animales.</text:p>
      <text:p text:style-name="P4"/>
      <text:p text:style-name="P2">Introduccion.</text:p>
      <text:p text:style-name="P1"><text:span text:style-name="T2">Dos fuerzas de estudio:</text:span><text:span text:style-name="T1"> </text:span><text:span text:style-name="T3">Psicologia comparativa</text:span><text:span text:style-name="T1">. Se cree que el modelo de comportamiento asociativo tiene el poder de explicar todos los procesos mentales. Aunque contradictoriamente la investigaciones en laboratorio presentan muchas limitaciones experimentales. </text:span><text:span text:style-name="T3">Zoologistas</text:span><text:span text:style-name="T4">. </text:span><text:span text:style-name="T5">Plantean que las comunicaciones orales entre los animales son señales tan importantes como la morfologia.</text:span></text:p>
      <text:p text:style-name="P4"/>
      <text:p text:style-name="P5">La psicologia argumenta que los comportamientos emergen como una respuesta individual a los desafios del ambiente y los etólogos, dento de una enfoque evolutista, dice que subyasen del rol que juegan los factores geneticos.</text:p>
      <text:p text:style-name="P5"/>
      <text:p text:style-name="P6">Los psicologos cognitivos entiende la mente como un sistema de procesamiento de informaci<text:span text:style-name="T6">ón</text:span> diapamico, en terminos de percepción, memoria, toma de deciciones y habilidad de resolver problemes. Analogo a una computadora.</text:p>
      <text:p text:style-name="P6"/>
      <text:p text:style-name="P7">La investigación sobre aprendizaje social se intereza por entender el mecanismo mental que posibilita a un observador utilizar la información otra persona en veneficio propio.</text:p>
      <text:p text:style-name="P7"/>
      <text:p text:style-name="P8">El estudio de la mente de los animales, mas allá de lenguaje, se puede profundizar hacia otros aspectos, como el deseo y el sentimiento de deseo, utilizando robots que interactuen con animales.</text:p>
      <text:p text:style-name="P8"/>
      <text:p text:style-name="P9">Los robot aun no tiene la capacidad de comportarse fluidamente en un ambiente real. <text:s/>Segun la definición de los 5 pasos críticos de una sistema evolutivo, descripto por Szathmáry y John Maynar Smith, al parecer los robot han sirgido en los ultimos niveles sin pasar por los primero. Esto puede ser una de las causa por la que los robots no parecen reales.</text:p>
      <text:p text:style-name="P9"/>
      <text:p text:style-name="P9">Se plantea que los robots (ver citas [15] y [16]) diseñados para interactuas con animales utilizan patrones comportacionales derivados de animales sociales.</text:p>
      <text:p text:style-name="P9"/>
      <text:p text:style-name="P10">S<text:span text:style-name="T6">u</text:span>giere que los robotistas deben tomas mas seriamente las enseñanzas de los etólogos para lograr que sus robots sean mas natura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 </meta:initial-creator>
    <meta:creation-date>2014-02-21T14:28:06</meta:creation-date>
    <dc:date>2014-08-21T22:52:16</dc:date>
    <dc:creator>sergiolew </dc:creator>
    <meta:editing-duration>PT1H39M51S</meta:editing-duration>
    <meta:editing-cycles>4</meta:editing-cycles>
    <meta:generator>LibreOffice/4.0.2.2$Linux_X86_64 LibreOffice_project/400m0$Build-2</meta:generator>
    <meta:document-statistic meta:table-count="0" meta:image-count="0" meta:object-count="0" meta:page-count="1" meta:paragraph-count="11" meta:word-count="338" meta:character-count="2301" meta:non-whitespace-character-count="1972"/>
  </office:meta>
</office:document-meta>
</file>